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2B2897DDEEE97E36B35.png" manifest:media-type="image/png"/>
  <manifest:file-entry manifest:full-path="Pictures/10000001000004390000021CA5742CDE034D90A4.png" manifest:media-type="image/png"/>
  <manifest:file-entry manifest:full-path="Pictures/10000001000004390000021C367606A0B3F2F4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nux Libertine G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Linux Libertine G" fo:font-size="12pt" style:font-size-asian="12pt" style:font-size-complex="12pt"/>
    </style:style>
    <style:style style:name="T1" style:family="text">
      <style:text-properties style:font-name="Linux Libertine G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3.389cm" svg:x="1.001cm" svg:y="8.156cm">
          <draw:image xlink:href="Pictures/10000000000003D3000002B2897DDEEE97E36B35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9.49cm" svg:x="1.001cm" svg:y="0.914cm">
          <draw:image xlink:href="Pictures/10000001000004390000021CA5742CDE034D90A4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1cm" svg:x="1cm" svg:y="1cm">
          <draw:text-box>
            <text:p text:style-name="P2"><text:span text:style-name="T1">Theoretical example with 1st harmonic and 2nd harmonic :</text:span></text:p>
          </draw:text-box>
        </draw:frame>
        <draw:frame draw:style-name="gr1" draw:text-style-name="P1" draw:layer="layout" svg:width="18.999cm" svg:height="9.49cm" svg:x="1.001cm" svg:y="10.935cm">
          <draw:image xlink:href="Pictures/10000001000004390000021C367606A0B3F2F4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11T11:47:22.744000000</meta:creation-date>
    <dc:date>2022-10-11T12:12:48.954000000</dc:date>
    <dc:creator>Victor Van der Meersch</dc:creator>
    <meta:editing-duration>PT25M25S</meta:editing-duration>
    <meta:editing-cycles>3</meta:editing-cycles>
    <meta:generator>LibreOffice/7.2.4.1$Windows_X86_64 LibreOffice_project/27d75539669ac387bb498e35313b970b7fe9c4f9</meta:generator>
    <meta:document-statistic meta:object-count="4"/>
  </office:meta>
</office:document-meta>
</file>